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Tahoma1" svg:font-family="Tahoma"/>
    <style:font-face style:name="宋体" svg:font-family="宋体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1" svg:font-family="宋体" style:font-family-generic="system" style:font-pitch="variable"/>
  </office:font-face-decls>
  <office:automatic-styles>
    <style:style style:name="表格1" style:family="table">
      <style:table-properties style:width="17.595cm" fo:margin-left="0cm" table:align="left"/>
    </style:style>
    <style:style style:name="表格1.A" style:family="table-column">
      <style:table-column-properties style:column-width="2.11cm"/>
    </style:style>
    <style:style style:name="表格1.B" style:family="table-column">
      <style:table-column-properties style:column-width="5.152cm"/>
    </style:style>
    <style:style style:name="表格1.C" style:family="table-column">
      <style:table-column-properties style:column-width="10.333cm"/>
    </style:style>
    <style:style style:name="表格1.A1" style:family="table-cell">
      <style:table-cell-properties fo:padding-left="0.191cm" fo:padding-right="0.191cm" fo:padding-top="0.049cm" fo:padding-bottom="0.049cm" fo:border="1pt solid #000000"/>
    </style:style>
    <style:style style:name="表格1.B1" style:family="table-cell">
      <style:table-cell-properties fo:padding-left="0cm" fo:padding-right="0.191cm" fo:padding-top="0.049cm" fo:padding-bottom="0.049cm" fo:border-left="none" fo:border-right="1pt solid #000000" fo:border-top="1pt solid #000000" fo:border-bottom="1pt solid #000000"/>
    </style:style>
    <style:style style:name="表格1.A2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1.B2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P1" style:family="paragraph" style:parent-style-name="Text_20_body">
      <style:text-properties fo:font-size="16pt" fo:font-weight="normal" officeooo:rsid="000a2a1d" officeooo:paragraph-rsid="000fc209" style:font-size-asian="16pt" style:language-asian="zh" style:country-asian="CN" style:font-weight-asian="normal" style:font-size-complex="16pt" style:font-weight-complex="normal"/>
    </style:style>
    <style:style style:name="P2" style:family="paragraph" style:parent-style-name="Text_20_body">
      <style:paragraph-properties fo:margin-left="0cm" fo:margin-right="0cm" fo:text-indent="0cm" style:auto-text-indent="false"/>
      <style:text-properties fo:font-size="16pt" officeooo:paragraph-rsid="000fc209" style:font-size-asian="16pt" style:font-size-complex="16pt"/>
    </style:style>
    <style:style style:name="P3" style:family="paragraph" style:parent-style-name="Text_20_body">
      <style:text-properties fo:font-size="16pt" officeooo:paragraph-rsid="000fc209" style:font-size-asian="16pt" style:font-size-complex="16pt"/>
    </style:style>
    <style:style style:name="P4" style:family="paragraph" style:parent-style-name="Standard">
      <style:text-properties fo:font-size="17.1000003814697pt" officeooo:paragraph-rsid="00105ca2" style:font-size-asian="15pt" style:font-size-complex="17.1000003814697pt"/>
    </style:style>
    <style:style style:name="P5" style:family="paragraph" style:parent-style-name="Standard">
      <style:text-properties officeooo:paragraph-rsid="00105ca2"/>
    </style:style>
    <style:style style:name="P6" style:family="paragraph" style:parent-style-name="Heading_20_3">
      <style:text-properties fo:font-size="17.1000003814697pt" officeooo:paragraph-rsid="00105ca2" style:font-size-asian="15pt" style:font-size-complex="17.1000003814697pt"/>
    </style:style>
    <style:style style:name="P7" style:family="paragraph" style:parent-style-name="Table_20_Contents">
      <style:paragraph-properties fo:margin-top="0cm" fo:margin-bottom="0.499cm" loext:contextual-spacing="false"/>
      <style:text-properties fo:font-size="16pt" officeooo:paragraph-rsid="00105ca2" style:font-size-asian="16pt" style:font-size-complex="16pt"/>
    </style:style>
    <style:style style:name="T1" style:family="text">
      <style:text-properties style:font-name="Calibri"/>
    </style:style>
    <style:style style:name="T2" style:family="text">
      <style:text-properties style:font-name-asian="宋体"/>
    </style:style>
    <style:style style:name="T3" style:family="text">
      <style:text-properties style:font-name-asian="宋体" style:font-size-asian="16pt" style:font-weight-asian="bold"/>
    </style:style>
    <style:style style:name="T4" style:family="text">
      <style:text-properties style:font-name-asian="Calibri"/>
    </style:style>
    <style:style style:name="T5" style:family="text">
      <style:text-properties fo:font-size="16pt" fo:font-weight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N</text:span>umber(4)<text:tab/><text:span text:style-name="T2">最大长度为</text:span>4<text:span text:style-name="T2">为的数值类型</text:span></text:p>
      <text:p text:style-name="P2"><text:span text:style-name="T1">V</text:span>archar2(10)<text:tab/><text:span text:style-name="T2">最大长度为</text:span>10<text:span text:style-name="T2">的字符串，</text:span><text:span text:style-name="T1">varchar2</text:span><text:span text:style-name="T4">用于存储可变长度的字符串</text:span><text:span text:style-name="T2">，</text:span><text:span text:style-name="T1">.varchar2</text:span><text:span text:style-name="T4">把所有字符都占两字节处理</text:span><text:span text:style-name="T1">(</text:span><text:span text:style-name="T4">一般情况下</text:span><text:span text:style-name="T1">)</text:span><text:span text:style-name="T4">，</text:span><text:span text:style-name="T1">varchar</text:span><text:span text:style-name="T4">只对汉字和全角等字符占两字节，数字，英文字符等都是一个字节</text:span><text:span text:style-name="T2">，</text:span><text:span text:style-name="T1">VARCHAR2</text:span><text:span text:style-name="T4">把空串等同于</text:span><text:span text:style-name="T1">null</text:span><text:span text:style-name="T4">处理，而</text:span><text:span text:style-name="T1">varchar</text:span><text:span text:style-name="T4">仍按照空串处理；</text:span><text:span text:style-name="T2">建议在</text:span>oracle<text:span text:style-name="T2">中使用</text:span><text:span text:style-name="T1">varchar2</text:span></text:p>
      <text:p text:style-name="P2"><text:span text:style-name="T1">N</text:span>umber(7,2)<text:tab/><text:span text:style-name="T2">数值类型整数位占</text:span>5<text:span text:style-name="T2">位，小数位占</text:span><text:span text:style-name="T1">2</text:span><text:span text:style-name="T2">位，一共</text:span><text:span text:style-name="T1">7</text:span><text:span text:style-name="T2">位。</text:span></text:p>
      <text:p text:style-name="P3"><text:span text:style-name="T1">D</text:span>ate<text:tab/><text:tab/><text:tab/><text:span text:style-name="T2">时间类</text:span></text:p>
      <text:h text:style-name="P6" text:outline-level="3"><text:span text:style-name="T5">1.</text:span><text:span text:style-name="T3">常用的数据类型</text:span></text:h>
      <text:p text:style-name="P4"/>
      <table:table table:name="表格1" table:style-name="表格1">
        <table:table-column table:style-name="表格1.A"/>
        <table:table-column table:style-name="表格1.B"/>
        <table:table-column table:style-name="表格1.C"/>
        <table:table-row>
          <table:table-cell table:style-name="表格1.A1" office:value-type="string">
            <text:p text:style-name="P7">No</text:p>
          </table:table-cell>
          <table:table-cell table:style-name="表格1.B1" office:value-type="string">
            <text:p text:style-name="P7">数据类型</text:p>
          </table:table-cell>
          <table:table-cell table:style-name="表格1.B1" office:value-type="string">
            <text:p text:style-name="P7">描述</text:p>
          </table:table-cell>
        </table:table-row>
        <table:table-row>
          <table:table-cell table:style-name="表格1.A2" office:value-type="string">
            <text:p text:style-name="P7">1</text:p>
          </table:table-cell>
          <table:table-cell table:style-name="表格1.B2" office:value-type="string">
            <text:p text:style-name="P7"><text:span text:style-name="T1">V</text:span>archar<text:span text:style-name="T2">， </text:span><text:span text:style-name="T1">varchar2</text:span></text:p>
          </table:table-cell>
          <table:table-cell table:style-name="表格1.B2" office:value-type="string">
            <text:p text:style-name="P7">表示一个字符串</text:p>
          </table:table-cell>
        </table:table-row>
        <table:table-row>
          <table:table-cell table:style-name="表格1.A2" table:number-rows-spanned="2" office:value-type="string">
            <text:p text:style-name="P7">2</text:p>
          </table:table-cell>
          <table:table-cell table:style-name="表格1.B2" table:number-rows-spanned="2" office:value-type="string">
            <text:p text:style-name="P7">NUMBER</text:p>
          </table:table-cell>
          <table:table-cell table:style-name="表格1.B2" office:value-type="string">
            <text:p text:style-name="P7">NUMBER(n)<text:span text:style-name="T2">表示一个整数，长度是</text:span><text:span text:style-name="T1">n</text:span></text:p>
          </table:table-cell>
        </table:table-row>
        <table:table-row>
          <table:covered-table-cell/>
          <table:covered-table-cell/>
          <table:table-cell table:style-name="表格1.B2" office:value-type="string">
            <text:p text:style-name="P7">NUMBER(m,n):<text:span text:style-name="T2">表示一个小数，总长度是</text:span><text:span text:style-name="T1">m</text:span><text:span text:style-name="T2">，小数是</text:span><text:span text:style-name="T1">n</text:span><text:span text:style-name="T2">，整数是</text:span><text:span text:style-name="T1">m-n</text:span></text:p>
          </table:table-cell>
        </table:table-row>
        <table:table-row>
          <table:table-cell table:style-name="表格1.A2" office:value-type="string">
            <text:p text:style-name="P7">3</text:p>
          </table:table-cell>
          <table:table-cell table:style-name="表格1.B2" office:value-type="string">
            <text:p text:style-name="P7">DATA</text:p>
          </table:table-cell>
          <table:table-cell table:style-name="表格1.B2" office:value-type="string">
            <text:p text:style-name="P7">表示日期类型</text:p>
          </table:table-cell>
        </table:table-row>
        <table:table-row>
          <table:table-cell table:style-name="表格1.A2" office:value-type="string">
            <text:p text:style-name="P7">4</text:p>
          </table:table-cell>
          <table:table-cell table:style-name="表格1.B2" office:value-type="string">
            <text:p text:style-name="P7">CLOB</text:p>
          </table:table-cell>
          <table:table-cell table:style-name="表格1.B2" office:value-type="string">
            <text:p text:style-name="P7">大对象，表示大文本数据类型，可存<text:span text:style-name="T1">4G</text:span></text:p>
          </table:table-cell>
        </table:table-row>
        <table:table-row>
          <table:table-cell table:style-name="表格1.A2" office:value-type="string">
            <text:p text:style-name="P7">5</text:p>
          </table:table-cell>
          <table:table-cell table:style-name="表格1.B2" office:value-type="string">
            <text:p text:style-name="P7">BLOB</text:p>
          </table:table-cell>
          <table:table-cell table:style-name="表格1.B2" office:value-type="string">
            <text:p text:style-name="P7">大对象，表示二进制数据，可存<text:span text:style-name="T1">4G</text:span></text:p>
          </table:table-cell>
        </table:table-row>
      </table:table>
      <text:p text:style-name="P4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Tahoma1" svg:font-family="Tahoma"/>
    <style:font-face style:name="宋体" svg:font-family="宋体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1" svg:font-family="宋体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宋体1" style:font-family-asian="宋体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3S</meta:editing-duration>
    <meta:editing-cycles>4</meta:editing-cycles>
    <meta:generator>LibreOffice/5.3.0.3$Windows_X86_64 LibreOffice_project/7074905676c47b82bbcfbea1aeefc84afe1c50e1</meta:generator>
    <dc:date>2018-03-23T18:08:29.616000000</dc:date>
    <meta:document-statistic meta:table-count="1" meta:image-count="0" meta:object-count="0" meta:page-count="1" meta:paragraph-count="24" meta:word-count="255" meta:character-count="396" meta:non-whitespace-character-count="389"/>
    <meta:user-defined meta:name="Info 1"/>
    <meta:user-defined meta:name="Info 2"/>
    <meta:user-defined meta:name="Info 3"/>
    <meta:user-defined meta:name="Info 4"/>
  </office:meta>
</office:document-meta>
</file>